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2045248D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7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Purisa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Purisa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6.211cm" svg:x="1.009cm" svg:y="2.698cm">
          <draw:image xlink:href="Pictures/10000000000005000000032045248D3C.png" xlink:type="simple" xlink:show="embed" xlink:actuate="onLoad">
            <text:p/>
          </draw:image>
        </draw:frame>
        <draw:frame draw:style-name="gr2" draw:text-style-name="P2" draw:layer="layout" svg:width="17.05cm" svg:height="1.425cm" svg:x="9.89cm" svg:y="19.514cm">
          <draw:text-box>
            <text:p text:style-name="P2"><text:span text:style-name="T1">Bibek Pandey – Elixir Hangman Portfolio De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29T14:09:12.755544249</dc:date>
    <dc:creator>bibek </dc:creator>
    <meta:generator>LibreOffice/4.2.8.2$Linux_X86_64 LibreOffice_project/420m0$Build-2</meta:generator>
    <meta:editing-duration>P0D</meta:editing-duration>
    <meta:editing-cycles>1</meta:editing-cycles>
    <meta:document-statistic meta:object-count="2"/>
  </office:meta>
</office:document-meta>
</file>